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66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51.47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35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racownicy" table:style-name="ta1">
        <table:table-column table:style-name="co1" table:number-columns-repeated="4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2"/>
        <table:table-column table:style-name="co6" table:default-cell-style-name="ce4"/>
        <table:table-column table:style-name="co1" table:default-cell-style-name="ce5"/>
        <table:table-row table:style-name="ro1" table:number-rows-repeated="4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Osoba</text:p>
          </table:table-cell>
          <table:table-cell table:style-name="ce1" office:value-type="string" calcext:value-type="string">
            <text:p>Roczne zarobki</text:p>
          </table:table-cell>
          <table:table-cell table:style-name="ce1" office:value-type="string" calcext:value-type="string">
            <text:p>Miesięczne zarobki</text:p>
          </table:table-cell>
          <table:table-cell table:style-name="ce1" office:value-type="string" calcext:value-type="string">
            <text:p>Miejscowość</text:p>
          </table:table-cell>
          <table:table-cell table:style-name="ce1" office:value-type="string" calcext:value-type="string">
            <text:p>Data zatrudnienia</text:p>
          </table:table-cell>
          <table:table-cell table:style-name="ce1" office:value-type="string" calcext:value-type="string">
            <text:p>Zwolnion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oanna Wysocka</text:p>
          </table:table-cell>
          <table:table-cell office:value-type="currency" office:currency="PLN" office:value="24506" calcext:value-type="currency">
            <text:p>24 506,00 zł</text:p>
          </table:table-cell>
          <table:table-cell office:value-type="currency" office:currency="PLN" office:value="2042" calcext:value-type="currency">
            <text:p>2 042,00 zł</text:p>
          </table:table-cell>
          <table:table-cell office:value-type="string" calcext:value-type="string">
            <text:p>Poznań</text:p>
          </table:table-cell>
          <table:table-cell office:value-type="date" office:date-value="1996-05-26" calcext:value-type="date">
            <text:p>1996-05-26</text:p>
          </table:table-cell>
          <table:table-cell office:value-type="boolean" office:boolean-value="false" calcext:value-type="boolean">
            <text:p>FAŁSZ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otr Konopnicki</text:p>
          </table:table-cell>
          <table:table-cell office:value-type="currency" office:currency="PLN" office:value="19485" calcext:value-type="currency">
            <text:p>19 485,00 zł</text:p>
          </table:table-cell>
          <table:table-cell office:value-type="currency" office:currency="PLN" office:value="1624" calcext:value-type="currency">
            <text:p>1 624,00 zł</text:p>
          </table:table-cell>
          <table:table-cell office:value-type="string" calcext:value-type="string">
            <text:p>Kraków</text:p>
          </table:table-cell>
          <table:table-cell office:value-type="date" office:date-value="1999-09-18" calcext:value-type="date">
            <text:p>1999-09-18</text:p>
          </table:table-cell>
          <table:table-cell office:value-type="boolean" office:boolean-value="false" calcext:value-type="boolean">
            <text:p>FAŁSZ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aweł Pawlak</text:p>
          </table:table-cell>
          <table:table-cell office:value-type="currency" office:currency="PLN" office:value="19154" calcext:value-type="currency">
            <text:p>19 154,00 zł</text:p>
          </table:table-cell>
          <table:table-cell office:value-type="currency" office:currency="PLN" office:value="1596" calcext:value-type="currency">
            <text:p>1 596,00 zł</text:p>
          </table:table-cell>
          <table:table-cell office:value-type="string" calcext:value-type="string">
            <text:p>Wrocław</text:p>
          </table:table-cell>
          <table:table-cell office:value-type="date" office:date-value="1994-02-21" calcext:value-type="date">
            <text:p>1994-02-21</text:p>
          </table:table-cell>
          <table:table-cell office:value-type="boolean" office:boolean-value="true" calcext:value-type="boolean">
            <text:p>PRAWD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efan Burczymucha</text:p>
          </table:table-cell>
          <table:table-cell office:value-type="currency" office:currency="PLN" office:value="26358" calcext:value-type="currency">
            <text:p>26 358,00 zł</text:p>
          </table:table-cell>
          <table:table-cell office:value-type="currency" office:currency="PLN" office:value="2197" calcext:value-type="currency">
            <text:p>2 197,00 zł</text:p>
          </table:table-cell>
          <table:table-cell office:value-type="string" calcext:value-type="string">
            <text:p>Poznań</text:p>
          </table:table-cell>
          <table:table-cell office:value-type="date" office:date-value="1993-11-08" calcext:value-type="date">
            <text:p>1993-11-08</text:p>
          </table:table-cell>
          <table:table-cell office:value-type="boolean" office:boolean-value="true" calcext:value-type="boolean">
            <text:p>PRAWD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adosław Czerkawski</text:p>
          </table:table-cell>
          <table:table-cell office:value-type="currency" office:currency="PLN" office:value="24365" calcext:value-type="currency">
            <text:p>24 365,00 zł</text:p>
          </table:table-cell>
          <table:table-cell office:value-type="currency" office:currency="PLN" office:value="2030" calcext:value-type="currency">
            <text:p>2 030,00 zł</text:p>
          </table:table-cell>
          <table:table-cell office:value-type="string" calcext:value-type="string">
            <text:p>Wrocław</text:p>
          </table:table-cell>
          <table:table-cell office:value-type="date" office:date-value="1998-07-26" calcext:value-type="date">
            <text:p>1998-07-26</text:p>
          </table:table-cell>
          <table:table-cell office:value-type="boolean" office:boolean-value="false" calcext:value-type="boolean">
            <text:p>FAŁSZ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rta Domerecka</text:p>
          </table:table-cell>
          <table:table-cell office:value-type="currency" office:currency="PLN" office:value="24951" calcext:value-type="currency">
            <text:p>24 951,00 zł</text:p>
          </table:table-cell>
          <table:table-cell office:value-type="currency" office:currency="PLN" office:value="2079" calcext:value-type="currency">
            <text:p>2 079,00 zł</text:p>
          </table:table-cell>
          <table:table-cell office:value-type="string" calcext:value-type="string">
            <text:p>Poznań</text:p>
          </table:table-cell>
          <table:table-cell office:value-type="date" office:date-value="1995-10-28" calcext:value-type="date">
            <text:p>1995-10-28</text:p>
          </table:table-cell>
          <table:table-cell office:value-type="boolean" office:boolean-value="false" calcext:value-type="boolean">
            <text:p>FAŁSZ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Zenon Kowalski</text:p>
          </table:table-cell>
          <table:table-cell office:value-type="currency" office:currency="PLN" office:value="22769" calcext:value-type="currency">
            <text:p>22 769,00 zł</text:p>
          </table:table-cell>
          <table:table-cell office:value-type="currency" office:currency="PLN" office:value="1897" calcext:value-type="currency">
            <text:p>1 897,00 zł</text:p>
          </table:table-cell>
          <table:table-cell office:value-type="string" calcext:value-type="string">
            <text:p>Kraków</text:p>
          </table:table-cell>
          <table:table-cell office:value-type="date" office:date-value="1997-05-15" calcext:value-type="date">
            <text:p>1997-05-15</text:p>
          </table:table-cell>
          <table:table-cell office:value-type="boolean" office:boolean-value="true" calcext:value-type="boolean">
            <text:p>PRAWD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an Brzytwa</text:p>
          </table:table-cell>
          <table:table-cell office:value-type="currency" office:currency="PLN" office:value="26997" calcext:value-type="currency">
            <text:p>26 997,00 zł</text:p>
          </table:table-cell>
          <table:table-cell office:value-type="currency" office:currency="PLN" office:value="2250" calcext:value-type="currency">
            <text:p>2 250,00 zł</text:p>
          </table:table-cell>
          <table:table-cell office:value-type="string" calcext:value-type="string">
            <text:p>Poznań</text:p>
          </table:table-cell>
          <table:table-cell office:value-type="date" office:date-value="2002-01-15" calcext:value-type="date">
            <text:p>2002-01-15</text:p>
          </table:table-cell>
          <table:table-cell office:value-type="boolean" office:boolean-value="false" calcext:value-type="boolean">
            <text:p>FAŁSZ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anina Belkowa</text:p>
          </table:table-cell>
          <table:table-cell office:value-type="currency" office:currency="PLN" office:value="21894" calcext:value-type="currency">
            <text:p>21 894,00 zł</text:p>
          </table:table-cell>
          <table:table-cell office:value-type="currency" office:currency="PLN" office:value="1824" calcext:value-type="currency">
            <text:p>1 824,00 zł</text:p>
          </table:table-cell>
          <table:table-cell office:value-type="string" calcext:value-type="string">
            <text:p>Wrocław</text:p>
          </table:table-cell>
          <table:table-cell office:value-type="date" office:date-value="1996-08-05" calcext:value-type="date">
            <text:p>1996-08-05</text:p>
          </table:table-cell>
          <table:table-cell office:value-type="boolean" office:boolean-value="false" calcext:value-type="boolean">
            <text:p>FAŁSZ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dam Jantar</text:p>
          </table:table-cell>
          <table:table-cell office:value-type="currency" office:currency="PLN" office:value="24028" calcext:value-type="currency">
            <text:p>24 028,00 zł</text:p>
          </table:table-cell>
          <table:table-cell office:value-type="currency" office:currency="PLN" office:value="2002" calcext:value-type="currency">
            <text:p>2 002,00 zł</text:p>
          </table:table-cell>
          <table:table-cell office:value-type="string" calcext:value-type="string">
            <text:p>Poznań</text:p>
          </table:table-cell>
          <table:table-cell office:value-type="date" office:date-value="2003-07-04" calcext:value-type="date">
            <text:p>2003-07-04</text:p>
          </table:table-cell>
          <table:table-cell office:value-type="boolean" office:boolean-value="false" calcext:value-type="boolean">
            <text:p>FAŁSZ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ina Kuna</text:p>
          </table:table-cell>
          <table:table-cell office:value-type="currency" office:currency="PLN" office:value="16879" calcext:value-type="currency">
            <text:p>16 879,00 zł</text:p>
          </table:table-cell>
          <table:table-cell office:value-type="currency" office:currency="PLN" office:value="1407" calcext:value-type="currency">
            <text:p>1 407,00 zł</text:p>
          </table:table-cell>
          <table:table-cell office:value-type="string" calcext:value-type="string">
            <text:p>Kraków</text:p>
          </table:table-cell>
          <table:table-cell office:value-type="date" office:date-value="1997-02-12" calcext:value-type="date">
            <text:p>1997-02-12</text:p>
          </table:table-cell>
          <table:table-cell office:value-type="boolean" office:boolean-value="false" calcext:value-type="boolean">
            <text:p>FAŁSZ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wa Nowek</text:p>
          </table:table-cell>
          <table:table-cell office:value-type="currency" office:currency="PLN" office:value="15371" calcext:value-type="currency">
            <text:p>15 371,00 zł</text:p>
          </table:table-cell>
          <table:table-cell office:value-type="currency" office:currency="PLN" office:value="1281" calcext:value-type="currency">
            <text:p>1 281,00 zł</text:p>
          </table:table-cell>
          <table:table-cell office:value-type="string" calcext:value-type="string">
            <text:p>Poznań</text:p>
          </table:table-cell>
          <table:table-cell office:value-type="date" office:date-value="1993-07-08" calcext:value-type="date">
            <text:p>1993-07-08</text:p>
          </table:table-cell>
          <table:table-cell office:value-type="boolean" office:boolean-value="false" calcext:value-type="boolean">
            <text:p>FAŁSZ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aweł Kitera</text:p>
          </table:table-cell>
          <table:table-cell office:value-type="currency" office:currency="PLN" office:value="24856" calcext:value-type="currency">
            <text:p>24 856,00 zł</text:p>
          </table:table-cell>
          <table:table-cell office:value-type="currency" office:currency="PLN" office:value="2071" calcext:value-type="currency">
            <text:p>2 071,00 zł</text:p>
          </table:table-cell>
          <table:table-cell office:value-type="string" calcext:value-type="string">
            <text:p>Kraków</text:p>
          </table:table-cell>
          <table:table-cell office:value-type="date" office:date-value="1995-10-16" calcext:value-type="date">
            <text:p>1995-10-16</text:p>
          </table:table-cell>
          <table:table-cell office:value-type="boolean" office:boolean-value="true" calcext:value-type="boolean">
            <text:p>PRAWD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afał Janowski</text:p>
          </table:table-cell>
          <table:table-cell office:value-type="currency" office:currency="PLN" office:value="40107" calcext:value-type="currency">
            <text:p>40 107,00 zł</text:p>
          </table:table-cell>
          <table:table-cell office:value-type="currency" office:currency="PLN" office:value="3342" calcext:value-type="currency">
            <text:p>3 342,00 zł</text:p>
          </table:table-cell>
          <table:table-cell office:value-type="string" calcext:value-type="string">
            <text:p>Wrocław</text:p>
          </table:table-cell>
          <table:table-cell office:value-type="date" office:date-value="1995-01-16" calcext:value-type="date">
            <text:p>1995-01-16</text:p>
          </table:table-cell>
          <table:table-cell office:value-type="boolean" office:boolean-value="true" calcext:value-type="boolean">
            <text:p>PRAWD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7">00.00.0000</text:date>, <text:time style:data-style-name="N2" text:time-value="20:47:55.51100029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7T17:11:24.242206343</meta:creation-date>
    <dc:date>2018-10-07T20:48:24.214019273</dc:date>
    <meta:editing-duration>PT23M28S</meta:editing-duration>
    <meta:editing-cycles>6</meta:editing-cycles>
    <meta:generator>LibreOffice/6.0.6.2$Linux_X86_64 LibreOffice_project/00m0$Build-2</meta:generator>
    <meta:document-statistic meta:table-count="1" meta:cell-count="90" meta:object-count="0"/>
  </office:meta>
</office:document-meta>
</file>